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auction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8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26357583" calcext:value-type="float">
            <text:p>1626357583</text:p>
          </table:table-cell>
          <table:table-cell office:value-type="float" office:value="2170021" calcext:value-type="float">
            <text:p>2170021</text:p>
          </table:table-cell>
          <table:table-cell office:value-type="float" office:value="2271228368" calcext:value-type="float">
            <text:p>2271228368</text:p>
          </table:table-cell>
          <table:table-cell office:value-type="float" office:value="1364518982" calcext:value-type="float">
            <text:p>1364518982</text:p>
          </table:table-cell>
          <table:table-cell office:value-type="float" office:value="186618" calcext:value-type="float">
            <text:p>186618</text:p>
          </table:table-cell>
          <table:table-cell office:value-type="float" office:value="2393.32" calcext:value-type="float">
            <text:p>2393.32</text:p>
          </table:table-cell>
          <table:table-cell office:value-type="float" office:value="5264925366" calcext:value-type="float">
            <text:p>5264925366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office:value-type="float" office:value="10252" calcext:value-type="float">
            <text:p>10252</text:p>
          </table:table-cell>
          <table:table-cell table:formula="of:=PRODUCT([.C4];1/2200000000)" office:value-type="float" office:value="0.739253446818182" calcext:value-type="float">
            <text:p>0.7392534468</text:p>
          </table:table-cell>
          <table:table-cell table:formula="of:=PRODUCT(SUM([.F4];[.G4]);1/2200000000)" office:value-type="float" office:value="0.620320727272727" calcext:value-type="float">
            <text:p>0.6203207273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1638133005" calcext:value-type="float">
            <text:p>1638133005</text:p>
          </table:table-cell>
          <table:table-cell office:value-type="float" office:value="3163611" calcext:value-type="float">
            <text:p>3163611</text:p>
          </table:table-cell>
          <table:table-cell office:value-type="float" office:value="4404677969" calcext:value-type="float">
            <text:p>4404677969</text:p>
          </table:table-cell>
          <table:table-cell office:value-type="float" office:value="1445626493" calcext:value-type="float">
            <text:p>1445626493</text:p>
          </table:table-cell>
          <table:table-cell office:value-type="float" office:value="381172" calcext:value-type="float">
            <text:p>381172</text:p>
          </table:table-cell>
          <table:table-cell office:value-type="float" office:value="3406.24" calcext:value-type="float">
            <text:p>3406.24</text:p>
          </table:table-cell>
          <table:table-cell office:value-type="float" office:value="7492541072" calcext:value-type="float">
            <text:p>7492541072</text:p>
          </table:table-cell>
          <table:table-cell office:value-type="float" office:value="534" calcext:value-type="float">
            <text:p>534</text:p>
          </table:table-cell>
          <table:table-cell office:value-type="float" office:value="194" calcext:value-type="float">
            <text:p>194</text:p>
          </table:table-cell>
          <table:table-cell office:value-type="float" office:value="10312" calcext:value-type="float">
            <text:p>10312</text:p>
          </table:table-cell>
          <table:table-cell table:formula="of:=PRODUCT([.C5];1/2200000000)" office:value-type="float" office:value="0.744605911363636" calcext:value-type="float">
            <text:p>0.7446059114</text:p>
          </table:table-cell>
          <table:table-cell table:formula="of:=PRODUCT(SUM([.F5];[.G5]);1/2200000000)" office:value-type="float" office:value="0.657276211363636" calcext:value-type="float">
            <text:p>0.6572762114</text:p>
          </table:table-cell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24138880" calcext:value-type="float">
            <text:p>3724138880</text:p>
          </table:table-cell>
          <table:table-cell office:value-type="float" office:value="7419681" calcext:value-type="float">
            <text:p>7419681</text:p>
          </table:table-cell>
          <table:table-cell office:value-type="float" office:value="6629515263" calcext:value-type="float">
            <text:p>6629515263</text:p>
          </table:table-cell>
          <table:table-cell office:value-type="float" office:value="4206981330" calcext:value-type="float">
            <text:p>4206981330</text:p>
          </table:table-cell>
          <table:table-cell office:value-type="float" office:value="853682" calcext:value-type="float">
            <text:p>853682</text:p>
          </table:table-cell>
          <table:table-cell office:value-type="float" office:value="6622.67" calcext:value-type="float">
            <text:p>6622.67</text:p>
          </table:table-cell>
          <table:table-cell office:value-type="float" office:value="14569445560" calcext:value-type="float">
            <text:p>14569445560</text:p>
          </table:table-cell>
          <table:table-cell office:value-type="float" office:value="600" calcext:value-type="float">
            <text:p>600</text:p>
          </table:table-cell>
          <table:table-cell office:value-type="float" office:value="228" calcext:value-type="float">
            <text:p>228</text:p>
          </table:table-cell>
          <table:table-cell office:value-type="float" office:value="10292" calcext:value-type="float">
            <text:p>10292</text:p>
          </table:table-cell>
          <table:table-cell table:formula="of:=PRODUCT([.C6];1/2200000000)" office:value-type="float" office:value="1.6927904" calcext:value-type="float">
            <text:p>1.6927904</text:p>
          </table:table-cell>
          <table:table-cell table:formula="of:=PRODUCT(SUM([.F6];[.G6]);1/2200000000)" office:value-type="float" office:value="1.91265227818182" calcext:value-type="float">
            <text:p>1.9126522782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3642474476" calcext:value-type="float">
            <text:p>3642474476</text:p>
          </table:table-cell>
          <table:table-cell office:value-type="float" office:value="8824742" calcext:value-type="float">
            <text:p>8824742</text:p>
          </table:table-cell>
          <table:table-cell office:value-type="float" office:value="6623595214" calcext:value-type="float">
            <text:p>6623595214</text:p>
          </table:table-cell>
          <table:table-cell office:value-type="float" office:value="4016440656" calcext:value-type="float">
            <text:p>4016440656</text:p>
          </table:table-cell>
          <table:table-cell office:value-type="float" office:value="1065392" calcext:value-type="float">
            <text:p>1065392</text:p>
          </table:table-cell>
          <table:table-cell office:value-type="float" office:value="6496.85" calcext:value-type="float">
            <text:p>6496.85</text:p>
          </table:table-cell>
          <table:table-cell office:value-type="float" office:value="14292879772" calcext:value-type="float">
            <text:p>14292879772</text:p>
          </table:table-cell>
          <table:table-cell office:value-type="float" office:value="1229" calcext:value-type="float">
            <text:p>1229</text:p>
          </table:table-cell>
          <table:table-cell office:value-type="float" office:value="454" calcext:value-type="float">
            <text:p>454</text:p>
          </table:table-cell>
          <table:table-cell office:value-type="float" office:value="10364" calcext:value-type="float">
            <text:p>10364</text:p>
          </table:table-cell>
          <table:table-cell table:formula="of:=PRODUCT([.C7];1/2200000000)" office:value-type="float" office:value="1.65567021636364" calcext:value-type="float">
            <text:p>1.6556702164</text:p>
          </table:table-cell>
          <table:table-cell table:formula="of:=PRODUCT(SUM([.F7];[.G7]);1/2200000000)" office:value-type="float" office:value="1.82613911272727" calcext:value-type="float">
            <text:p>1.8261391127</text:p>
          </table:table-cell>
        </table:table-row>
        <table:table-row table:style-name="ro1"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7718187792" calcext:value-type="float">
            <text:p>7718187792</text:p>
          </table:table-cell>
          <table:table-cell office:value-type="float" office:value="31490965" calcext:value-type="float">
            <text:p>31490965</text:p>
          </table:table-cell>
          <table:table-cell office:value-type="float" office:value="15521196918" calcext:value-type="float">
            <text:p>15521196918</text:p>
          </table:table-cell>
          <table:table-cell office:value-type="float" office:value="9850275569" calcext:value-type="float">
            <text:p>9850275569</text:p>
          </table:table-cell>
          <table:table-cell office:value-type="float" office:value="3647700" calcext:value-type="float">
            <text:p>3647700</text:p>
          </table:table-cell>
          <table:table-cell office:value-type="float" office:value="15057.4" calcext:value-type="float">
            <text:p>15057.4</text:p>
          </table:table-cell>
          <table:table-cell office:value-type="float" office:value="33125612963" calcext:value-type="float">
            <text:p>33125612963</text:p>
          </table:table-cell>
          <table:table-cell office:value-type="float" office:value="1281" calcext:value-type="float">
            <text:p>1281</text:p>
          </table:table-cell>
          <table:table-cell office:value-type="float" office:value="492" calcext:value-type="float">
            <text:p>492</text:p>
          </table:table-cell>
          <table:table-cell office:value-type="float" office:value="18136" calcext:value-type="float">
            <text:p>18136</text:p>
          </table:table-cell>
          <table:table-cell table:formula="of:=PRODUCT([.C8];1/2200000000)" office:value-type="float" office:value="3.50826717818182" calcext:value-type="float">
            <text:p>3.5082671782</text:p>
          </table:table-cell>
          <table:table-cell table:formula="of:=PRODUCT(SUM([.F8];[.G8]);1/2200000000)" office:value-type="float" office:value="4.47905603136364" calcext:value-type="float">
            <text:p>4.4790560314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7659395628" calcext:value-type="float">
            <text:p>7659395628</text:p>
          </table:table-cell>
          <table:table-cell office:value-type="float" office:value="18271824" calcext:value-type="float">
            <text:p>18271824</text:p>
          </table:table-cell>
          <table:table-cell office:value-type="float" office:value="19826526067" calcext:value-type="float">
            <text:p>19826526067</text:p>
          </table:table-cell>
          <table:table-cell office:value-type="float" office:value="9547284749" calcext:value-type="float">
            <text:p>9547284749</text:p>
          </table:table-cell>
          <table:table-cell office:value-type="float" office:value="7210262" calcext:value-type="float">
            <text:p>7210262</text:p>
          </table:table-cell>
          <table:table-cell office:value-type="float" office:value="16845.9" calcext:value-type="float">
            <text:p>16845.9</text:p>
          </table:table-cell>
          <table:table-cell office:value-type="float" office:value="37059463998" calcext:value-type="float">
            <text:p>37059463998</text:p>
          </table:table-cell>
          <table:table-cell office:value-type="float" office:value="2621" calcext:value-type="float">
            <text:p>2621</text:p>
          </table:table-cell>
          <table:table-cell office:value-type="float" office:value="975" calcext:value-type="float">
            <text:p>975</text:p>
          </table:table-cell>
          <table:table-cell office:value-type="float" office:value="30648" calcext:value-type="float">
            <text:p>30648</text:p>
          </table:table-cell>
          <table:table-cell table:formula="of:=PRODUCT([.C9];1/2200000000)" office:value-type="float" office:value="3.48154346727273" calcext:value-type="float">
            <text:p>3.4815434673</text:p>
          </table:table-cell>
          <table:table-cell table:formula="of:=PRODUCT(SUM([.F9];[.G9]);1/2200000000)" office:value-type="float" office:value="4.34295227772727" calcext:value-type="float">
            <text:p>4.3429522777</text:p>
          </table:table-cell>
        </table:table-row>
        <table:table-row table:style-name="ro1" table:number-rows-repeated="2">
          <table:table-cell table:style-name="ce5"/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8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09787088" calcext:value-type="float">
            <text:p>1609787088</text:p>
          </table:table-cell>
          <table:table-cell office:value-type="float" office:value="2445203" calcext:value-type="float">
            <text:p>2445203</text:p>
          </table:table-cell>
          <table:table-cell office:value-type="float" office:value="4631029491" calcext:value-type="float">
            <text:p>4631029491</text:p>
          </table:table-cell>
          <table:table-cell office:value-type="float" office:value="1354899354" calcext:value-type="float">
            <text:p>1354899354</text:p>
          </table:table-cell>
          <table:table-cell office:value-type="float" office:value="468782" calcext:value-type="float">
            <text:p>468782</text:p>
          </table:table-cell>
          <table:table-cell office:value-type="float" office:value="3454.84" calcext:value-type="float">
            <text:p>3454.84</text:p>
          </table:table-cell>
          <table:table-cell office:value-type="float" office:value="7599179497" calcext:value-type="float">
            <text:p>7599179497</text:p>
          </table:table-cell>
          <table:table-cell office:value-type="float" office:value="131" calcext:value-type="float">
            <text:p>131</text:p>
          </table:table-cell>
          <table:table-cell office:value-type="float" office:value="325" calcext:value-type="float">
            <text:p>325</text:p>
          </table:table-cell>
          <table:table-cell office:value-type="float" office:value="10236" calcext:value-type="float">
            <text:p>10236</text:p>
          </table:table-cell>
          <table:table-cell table:formula="of:=PRODUCT([.C14];1/2200000000)" office:value-type="float" office:value="0.731721403636364" calcext:value-type="float">
            <text:p>0.7317214036</text:p>
          </table:table-cell>
          <table:table-cell table:formula="of:=PRODUCT(SUM([.F14];[.G14]);1/2200000000)" office:value-type="float" office:value="0.616076425454545" calcext:value-type="float">
            <text:p>0.6160764255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1635441211" calcext:value-type="float">
            <text:p>1635441211</text:p>
          </table:table-cell>
          <table:table-cell office:value-type="float" office:value="4513550" calcext:value-type="float">
            <text:p>4513550</text:p>
          </table:table-cell>
          <table:table-cell office:value-type="float" office:value="4229366031" calcext:value-type="float">
            <text:p>4229366031</text:p>
          </table:table-cell>
          <table:table-cell office:value-type="float" office:value="1336896983" calcext:value-type="float">
            <text:p>1336896983</text:p>
          </table:table-cell>
          <table:table-cell office:value-type="float" office:value="981170" calcext:value-type="float">
            <text:p>981170</text:p>
          </table:table-cell>
          <table:table-cell office:value-type="float" office:value="3276.42" calcext:value-type="float">
            <text:p>3276.42</text:p>
          </table:table-cell>
          <table:table-cell office:value-type="float" office:value="7207789107" calcext:value-type="float">
            <text:p>7207789107</text:p>
          </table:table-cell>
          <table:table-cell office:value-type="float" office:value="267" calcext:value-type="float">
            <text:p>267</text:p>
          </table:table-cell>
          <table:table-cell office:value-type="float" office:value="661" calcext:value-type="float">
            <text:p>661</text:p>
          </table:table-cell>
          <table:table-cell office:value-type="float" office:value="10288" calcext:value-type="float">
            <text:p>10288</text:p>
          </table:table-cell>
          <table:table-cell table:formula="of:=PRODUCT([.C15];1/2200000000)" office:value-type="float" office:value="0.743382368636364" calcext:value-type="float">
            <text:p>0.7433823686</text:p>
          </table:table-cell>
          <table:table-cell table:formula="of:=PRODUCT(SUM([.F15];[.G15]);1/2200000000)" office:value-type="float" office:value="0.608126433181818" calcext:value-type="float">
            <text:p>0.6081264332</text:p>
          </table:table-cell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93794768" calcext:value-type="float">
            <text:p>3593794768</text:p>
          </table:table-cell>
          <table:table-cell office:value-type="float" office:value="6097859" calcext:value-type="float">
            <text:p>6097859</text:p>
          </table:table-cell>
          <table:table-cell office:value-type="float" office:value="6585729387" calcext:value-type="float">
            <text:p>6585729387</text:p>
          </table:table-cell>
          <table:table-cell office:value-type="float" office:value="3848982562" calcext:value-type="float">
            <text:p>3848982562</text:p>
          </table:table-cell>
          <table:table-cell office:value-type="float" office:value="2118839" calcext:value-type="float">
            <text:p>2118839</text:p>
          </table:table-cell>
          <table:table-cell office:value-type="float" office:value="6381.3" calcext:value-type="float">
            <text:p>6381.3</text:p>
          </table:table-cell>
          <table:table-cell office:value-type="float" office:value="14037329730" calcext:value-type="float">
            <text:p>14037329730</text:p>
          </table:table-cell>
          <table:table-cell office:value-type="float" office:value="292" calcext:value-type="float">
            <text:p>292</text:p>
          </table:table-cell>
          <table:table-cell office:value-type="float" office:value="762" calcext:value-type="float">
            <text:p>762</text:p>
          </table:table-cell>
          <table:table-cell office:value-type="float" office:value="10556" calcext:value-type="float">
            <text:p>10556</text:p>
          </table:table-cell>
          <table:table-cell table:formula="of:=PRODUCT([.C16];1/2200000000)" office:value-type="float" office:value="1.63354307636364" calcext:value-type="float">
            <text:p>1.6335430764</text:p>
          </table:table-cell>
          <table:table-cell table:formula="of:=PRODUCT(SUM([.F16];[.G16]);1/2200000000)" office:value-type="float" office:value="1.75050063681818" calcext:value-type="float">
            <text:p>1.7505006368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3804442562" calcext:value-type="float">
            <text:p>3804442562</text:p>
          </table:table-cell>
          <table:table-cell office:value-type="float" office:value="9368762" calcext:value-type="float">
            <text:p>9368762</text:p>
          </table:table-cell>
          <table:table-cell office:value-type="float" office:value="6836001081" calcext:value-type="float">
            <text:p>6836001081</text:p>
          </table:table-cell>
          <table:table-cell office:value-type="float" office:value="3730739164" calcext:value-type="float">
            <text:p>3730739164</text:p>
          </table:table-cell>
          <table:table-cell office:value-type="float" office:value="3617420" calcext:value-type="float">
            <text:p>3617420</text:p>
          </table:table-cell>
          <table:table-cell office:value-type="float" office:value="6539.25" calcext:value-type="float">
            <text:p>6539.25</text:p>
          </table:table-cell>
          <table:table-cell office:value-type="float" office:value="14384886079" calcext:value-type="float">
            <text:p>14384886079</text:p>
          </table:table-cell>
          <table:table-cell office:value-type="float" office:value="627" calcext:value-type="float">
            <text:p>627</text:p>
          </table:table-cell>
          <table:table-cell office:value-type="float" office:value="1546" calcext:value-type="float">
            <text:p>1546</text:p>
          </table:table-cell>
          <table:table-cell office:value-type="float" office:value="16848" calcext:value-type="float">
            <text:p>16848</text:p>
          </table:table-cell>
          <table:table-cell table:formula="of:=PRODUCT([.C17];1/2200000000)" office:value-type="float" office:value="1.72929207363636" calcext:value-type="float">
            <text:p>1.7292920736</text:p>
          </table:table-cell>
          <table:table-cell table:formula="of:=PRODUCT(SUM([.F17];[.G17]);1/2200000000)" office:value-type="float" office:value="1.69743481090909" calcext:value-type="float">
            <text:p>1.6974348109</text:p>
          </table:table-cell>
        </table:table-row>
        <table:table-row table:style-name="ro1"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323752988" calcext:value-type="float">
            <text:p>10323752988</text:p>
          </table:table-cell>
          <table:table-cell office:value-type="float" office:value="15715416" calcext:value-type="float">
            <text:p>15715416</text:p>
          </table:table-cell>
          <table:table-cell office:value-type="float" office:value="19558550651" calcext:value-type="float">
            <text:p>19558550651</text:p>
          </table:table-cell>
          <table:table-cell office:value-type="float" office:value="9544239764" calcext:value-type="float">
            <text:p>9544239764</text:p>
          </table:table-cell>
          <table:table-cell office:value-type="float" office:value="9852224" calcext:value-type="float">
            <text:p>9852224</text:p>
          </table:table-cell>
          <table:table-cell office:value-type="float" office:value="17933.6" calcext:value-type="float">
            <text:p>17933.6</text:p>
          </table:table-cell>
          <table:table-cell office:value-type="float" office:value="39453101260" calcext:value-type="float">
            <text:p>39453101260</text:p>
          </table:table-cell>
          <table:table-cell office:value-type="float" office:value="625" calcext:value-type="float">
            <text:p>625</text:p>
          </table:table-cell>
          <table:table-cell office:value-type="float" office:value="1648" calcext:value-type="float">
            <text:p>1648</text:p>
          </table:table-cell>
          <table:table-cell office:value-type="float" office:value="44648" calcext:value-type="float">
            <text:p>44648</text:p>
          </table:table-cell>
          <table:table-cell table:formula="of:=PRODUCT([.C18];1/2200000000)" office:value-type="float" office:value="4.69261499454546" calcext:value-type="float">
            <text:p>4.6926149945</text:p>
          </table:table-cell>
          <table:table-cell table:formula="of:=PRODUCT(SUM([.F18];[.G18]);1/2200000000)" office:value-type="float" office:value="4.34276908545455" calcext:value-type="float">
            <text:p>4.3427690855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58459126" calcext:value-type="float">
            <text:p>8358459126</text:p>
          </table:table-cell>
          <table:table-cell office:value-type="float" office:value="42716715" calcext:value-type="float">
            <text:p>42716715</text:p>
          </table:table-cell>
          <table:table-cell office:value-type="float" office:value="15952744455" calcext:value-type="float">
            <text:p>15952744455</text:p>
          </table:table-cell>
          <table:table-cell office:value-type="float" office:value="9322414646" calcext:value-type="float">
            <text:p>9322414646</text:p>
          </table:table-cell>
          <table:table-cell office:value-type="float" office:value="20885680" calcext:value-type="float">
            <text:p>20885680</text:p>
          </table:table-cell>
          <table:table-cell office:value-type="float" office:value="15319.1" calcext:value-type="float">
            <text:p>15319.1</text:p>
          </table:table-cell>
          <table:table-cell office:value-type="float" office:value="33699930934" calcext:value-type="float">
            <text:p>33699930934</text:p>
          </table:table-cell>
          <table:table-cell office:value-type="float" office:value="1276" calcext:value-type="float">
            <text:p>1276</text:p>
          </table:table-cell>
          <table:table-cell office:value-type="float" office:value="3342" calcext:value-type="float">
            <text:p>3342</text:p>
          </table:table-cell>
          <table:table-cell office:value-type="float" office:value="83028" calcext:value-type="float">
            <text:p>83028</text:p>
          </table:table-cell>
          <table:table-cell table:formula="of:=PRODUCT([.C19];1/2200000000)" office:value-type="float" office:value="3.79929960272727" calcext:value-type="float">
            <text:p>3.7992996027</text:p>
          </table:table-cell>
          <table:table-cell table:formula="of:=PRODUCT(SUM([.F19];[.G19]);1/2200000000)" office:value-type="float" office:value="4.24695469363636" calcext:value-type="float">
            <text:p>4.2469546936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6" office:value-type="string" calcext:value-type="string" table:number-columns-spanned="14" table:number-rows-spanned="1">
            <text:p>yosys_new</text:p>
          </table:table-cell>
          <table:covered-table-cell table:number-columns-repeated="13"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8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6" calcext:value-type="float">
            <text:p>16</text:p>
          </table:table-cell>
          <table:table-cell table:style-name="ce7" table:number-columns-repeated="7"/>
          <table:table-cell office:value-type="float" office:value="324" calcext:value-type="float">
            <text:p>324</text:p>
          </table:table-cell>
          <table:table-cell office:value-type="float" office:value="97" calcext:value-type="float">
            <text:p>97</text:p>
          </table:table-cell>
          <table:table-cell table:style-name="ce7" table:number-columns-repeated="3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7" table:number-columns-repeated="7"/>
          <table:table-cell office:value-type="float" office:value="660" calcext:value-type="float">
            <text:p>660</text:p>
          </table:table-cell>
          <table:table-cell office:value-type="float" office:value="193" calcext:value-type="float">
            <text:p>193</text:p>
          </table:table-cell>
          <table:table-cell table:style-name="ce7" table:number-columns-repeated="3"/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6" calcext:value-type="float">
            <text:p>16</text:p>
          </table:table-cell>
          <table:table-cell table:style-name="ce7" table:number-columns-repeated="7"/>
          <table:table-cell office:value-type="float" office:value="726" calcext:value-type="float">
            <text:p>726</text:p>
          </table:table-cell>
          <table:table-cell office:value-type="float" office:value="228" calcext:value-type="float">
            <text:p>228</text:p>
          </table:table-cell>
          <table:table-cell table:style-name="ce7" table:number-columns-repeated="3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7" table:number-columns-repeated="7"/>
          <table:table-cell office:value-type="float" office:value="1478" calcext:value-type="float">
            <text:p>1478</text:p>
          </table:table-cell>
          <table:table-cell office:value-type="float" office:value="452" calcext:value-type="float">
            <text:p>452</text:p>
          </table:table-cell>
          <table:table-cell table:style-name="ce7" table:number-columns-repeated="3"/>
        </table:table-row>
        <table:table-row table:style-name="ro1"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16" calcext:value-type="float">
            <text:p>16</text:p>
          </table:table-cell>
          <table:table-cell table:style-name="ce7" table:number-columns-repeated="7"/>
          <table:table-cell office:value-type="float" office:value="1540" calcext:value-type="float">
            <text:p>1540</text:p>
          </table:table-cell>
          <table:table-cell office:value-type="float" office:value="491" calcext:value-type="float">
            <text:p>491</text:p>
          </table:table-cell>
          <table:table-cell table:style-name="ce7" table:number-columns-repeated="3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7" table:number-columns-repeated="7"/>
          <table:table-cell office:value-type="float" office:value="3124" calcext:value-type="float">
            <text:p>3124</text:p>
          </table:table-cell>
          <table:table-cell office:value-type="float" office:value="971" calcext:value-type="float">
            <text:p>971</text:p>
          </table:table-cell>
          <table:table-cell table:style-name="ce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7:52:41.009724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4-03T17:54:05.119277902</dc:date>
    <meta:editing-duration>PT20H42M50S</meta:editing-duration>
    <meta:editing-cycles>21</meta:editing-cycles>
    <meta:generator>LibreOffice/5.1.6.2$Linux_X86_64 LibreOffice_project/10m0$Build-2</meta:generator>
    <meta:document-statistic meta:table-count="1" meta:cell-count="226" meta:object-count="0"/>
  </office:meta>
</office:document-meta>
</file>